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24-12-17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24-03-19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7344" calcext:value-type="float">
            <text:p>80.8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22-12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21-12-1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20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9-12-12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8-12-12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3968" calcext:value-type="float">
            <text:p>79.7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7-12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6-12-08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784" calcext:value-type="float">
            <text:p>81.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200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5312" calcext:value-type="float">
            <text:p>78.3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9336" calcext:value-type="float">
            <text:p>79.2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3904" calcext:value-type="float">
            <text:p>76.1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502</text:p>
          </table:table-cell>
          <table:table-cell office:value-type="string" calcext:value-type="string">
            <text:p>198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